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2CB687C95B6FC81A.tif" manifest:media-type="image/tiff"/>
  <manifest:file-entry manifest:full-path="Pictures/10000000000001DC000001E07CC8C2A884E32B3E.tif" manifest:media-type="image/tiff"/>
  <manifest:file-entry manifest:full-path="Pictures/1000000000000280000001E00E29E4165A63E3AB.tif" manifest:media-type="image/tiff"/>
  <manifest:file-entry manifest:full-path="Pictures/1000000000000280000001E0EBA49AF7BEB3050F.tif" manifest:media-type="image/tiff"/>
  <manifest:file-entry manifest:full-path="Pictures/100000000000051D00000708B741401531E027B2.jpg" manifest:media-type="image/jpeg"/>
  <manifest:file-entry manifest:full-path="Pictures/1000000000000280000001E0AF8C7CCCFFF9548F.tif" manifest:media-type="image/tiff"/>
  <manifest:file-entry manifest:full-path="Pictures/1000000000000001000001E0F44034A734BC3A94.tif" manifest:media-type="image/tiff"/>
  <manifest:file-entry manifest:full-path="Pictures/1000000000000280000001E0CA0A13FBA70C5060.tif" manifest:media-type="image/tiff"/>
  <manifest:file-entry manifest:full-path="Pictures/1000020100000630000001C0C38B8824FA16EFCE.tif" manifest:media-type="image/tiff"/>
  <manifest:file-entry manifest:full-path="Pictures/1000020100000280000001E0836F16909C0F9F87.tif" manifest:media-type="image/tiff"/>
  <manifest:file-entry manifest:full-path="Pictures/1000000000000280000001E0349EE1E85B95BF20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6.485cm" fo:min-width="12.45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bottom" draw:shadow="visible" draw:shadow-offset-x="0.035cm" draw:shadow-offset-y="0.035cm" draw:shadow-opacity="50%" loext:shadow-blur="0.176cm" draw:color-mode="greyscale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035cm" draw:shadow-offset-y="0.035cm" draw:shadow-opacity="50%" loext:shadow-blur="0.176cm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50%" loext:shadow-blur="0.176cm" draw:color-mode="greyscale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035cm" draw:shadow-offset-y="0.035cm" draw:shadow-opacity="50%" loext:shadow-blur="0.176cm" draw:color-mode="greyscale" draw:luminance="0%" draw:contrast="0%" draw:gamma="100%" draw:red="0%" draw:green="0%" draw:blue="0%" fo:clip="rect(0cm, 3.666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808080" draw:textarea-vertical-align="middle" fo:min-height="0.865cm" draw:shadow="visible" draw:shadow-offset-x="0.035cm" draw:shadow-offset-y="0.035cm" draw:shadow-opacity="50%" loext:shadow-blur="0.1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draw:shadow="hidden" draw:shadow-offset-x="0.035cm" draw:shadow-offset-y="0.035cm" draw:shadow-opacity="50%" loext:shadow-blur="0.1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writing-mode="lr-tb"/>
      <style:text-properties fo:color="#ffffff" loext:opacity="100%" fo:font-size="11pt" fo:text-shadow="1pt 1pt" style:font-size-asian="11pt" style:font-size-complex="11pt"/>
    </style:style>
    <style:style style:name="P4" style:family="paragraph">
      <loext:graphic-properties draw:fill="none"/>
      <style:paragraph-properties fo:text-align="start" style:writing-mode="lr-tb"/>
      <style:text-properties fo:color="#ffffff" loext:opacity="100%" fo:font-size="11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ffffff" loext:opacity="100%" fo:font-size="11pt" fo:text-shadow="1pt 1pt" style:font-size-asian="11pt" style:font-size-complex="11pt"/>
    </style:style>
    <style:style style:name="T2" style:family="text">
      <style:text-properties fo:color="#ffffff" loext:opacity="100%" fo:font-size="11pt"/>
    </style:style>
    <style:style style:name="T3" style:family="text">
      <style:text-properties fo:color="#ffffff" loext:opacity="100%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52cm" svg:height="6.735cm" svg:x="0.848cm" svg:y="4.36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cm" svg:height="3cm" svg:x="9.682cm" svg:y="1cm">
          <draw:image xlink:href="Pictures/1000000000000280000001E0349EE1E85B95BF20.tif" xlink:type="simple" xlink:show="embed" xlink:actuate="onLoad" draw:mime-type="image/tiff">
            <text:p text:style-name="P2"><text:span text:style-name="T1">Depth image</text:span></text:p>
          </draw:image>
        </draw:frame>
        <draw:frame draw:style-name="gr2" draw:text-style-name="P4" draw:layer="layout" svg:width="4cm" svg:height="3cm" svg:x="5.334cm" svg:y="4.5cm">
          <draw:image xlink:href="Pictures/1000020100000280000001E0836F16909C0F9F87.tif" xlink:type="simple" xlink:show="embed" xlink:actuate="onLoad" draw:mime-type="image/tiff">
            <text:p text:style-name="P2"><text:span text:style-name="T2">Foreground image</text:span></text:p>
          </draw:image>
        </draw:frame>
        <draw:frame draw:style-name="gr2" draw:text-style-name="P4" draw:layer="layout" svg:width="4cm" svg:height="3cm" svg:x="5.334cm" svg:y="7.961cm">
          <draw:image xlink:href="Pictures/1000000000000280000001E0CA0A13FBA70C5060.tif" xlink:type="simple" xlink:show="embed" xlink:actuate="onLoad" draw:mime-type="image/tiff">
            <text:p text:style-name="P2"><text:span text:style-name="T2">Foreground </text:span></text:p>
            <text:p text:style-name="P2"><text:span text:style-name="T2">motion image</text:span></text:p>
          </draw:image>
        </draw:frame>
        <draw:frame draw:style-name="gr2" draw:text-style-name="P4" draw:layer="layout" svg:width="4.001cm" svg:height="3cm" svg:x="1cm" svg:y="7.961cm">
          <draw:image xlink:href="Pictures/1000000000000280000001E0AF8C7CCCFFF9548F.tif" xlink:type="simple" xlink:show="embed" xlink:actuate="onLoad" draw:mime-type="image/tiff">
            <text:p text:style-name="P2"><text:span text:style-name="T2">Motion image</text:span></text:p>
          </draw:image>
        </draw:frame>
        <draw:frame draw:style-name="gr2" draw:text-style-name="P4" draw:layer="layout" svg:width="4.001cm" svg:height="3cm" svg:x="9.682cm" svg:y="4.5cm">
          <draw:image xlink:href="Pictures/1000000000000280000001E0EBA49AF7BEB3050F.tif" xlink:type="simple" xlink:show="embed" xlink:actuate="onLoad" draw:mime-type="image/tiff">
            <text:p text:style-name="P2"><text:span text:style-name="T2">Silhouette image</text:span></text:p>
          </draw:image>
        </draw:frame>
        <draw:frame draw:style-name="gr2" draw:text-style-name="P4" draw:layer="layout" svg:width="4cm" svg:height="3cm" svg:x="9.682cm" svg:y="7.961cm">
          <draw:image xlink:href="Pictures/1000000000000280000001E00E29E4165A63E3AB.tif" xlink:type="simple" xlink:show="embed" xlink:actuate="onLoad" draw:mime-type="image/tiff">
            <text:p text:style-name="P2"><text:span text:style-name="T2">Silhouette </text:span></text:p>
            <text:p text:style-name="P2"><text:span text:style-name="T2">motion image</text:span></text:p>
          </draw:image>
        </draw:frame>
        <draw:frame draw:style-name="gr3" draw:text-style-name="P1" draw:layer="layout" svg:width="3.536cm" svg:height="0.999cm" svg:x="5.566cm" svg:y="1.901cm">
          <draw:image xlink:href="Pictures/1000020100000630000001C0C38B8824FA16EFCE.tif" xlink:type="simple" xlink:show="embed" xlink:actuate="onLoad" draw:mime-type="image/tiff">
            <text:p/>
          </draw:image>
        </draw:frame>
        <draw:frame draw:style-name="gr4" draw:text-style-name="P1" draw:layer="layout" svg:width="0.75cm" svg:height="3cm" svg:x="1.6cm" svg:y="11.645cm">
          <draw:image xlink:href="Pictures/1000000000000001000001E0F44034A734BC3A94.tif" xlink:type="simple" xlink:show="embed" xlink:actuate="onLoad" draw:mime-type="image/tiff">
            <text:p/>
          </draw:image>
        </draw:frame>
        <draw:frame draw:style-name="gr2" draw:text-style-name="P4" draw:layer="layout" svg:width="6.775cm" svg:height="3cm" svg:x="2.825cm" svg:y="11.645cm">
          <draw:image xlink:href="Pictures/10000000000001DC000001E07CC8C2A884E32B3E.tif" xlink:type="simple" xlink:show="embed" xlink:actuate="onLoad" draw:mime-type="image/tiff">
            <text:p text:style-name="P2"><text:span text:style-name="T2">Motiongram</text:span></text:p>
          </draw:image>
        </draw:frame>
        <draw:frame draw:style-name="gr5" draw:text-style-name="P1" draw:layer="layout" svg:width="1.949cm" svg:height="3cm" svg:x="11.75cm" svg:y="11.645cm">
          <draw:image xlink:href="Pictures/100000000000051D00000708B741401531E027B2.jpg" xlink:type="simple" xlink:show="embed" xlink:actuate="onLoad" draw:mime-type="image/jpeg">
            <text:p/>
          </draw:image>
        </draw:frame>
        <draw:frame draw:style-name="gr6" draw:text-style-name="P6" draw:layer="layout" svg:width="1.3cm" svg:height="1.115cm" svg:x="10.1cm" svg:y="12.538cm">
          <draw:text-box>
            <text:p text:style-name="P5"><text:span text:style-name="T3">iFFT</text:span></text:p>
          </draw:text-box>
        </draw:frame>
        <draw:frame draw:style-name="gr7" draw:text-style-name="P7" draw:layer="layout" svg:width="3.4cm" svg:height="0.8cm" draw:transform="rotate (1.5707963267949) translate (1cm 14.745cm)">
          <draw:text-box>
            <text:p><text:span text:style-name="T4">Average image</text:span></text:p>
          </draw:text-box>
        </draw:frame>
        <draw:line draw:style-name="gr8" draw:text-style-name="P1" draw:layer="layout" svg:x1="11.4cm" svg:y1="13.145cm" svg:x2="11.9cm" svg:y2="13.145cm">
          <text:p/>
        </draw:line>
        <draw:line draw:style-name="gr8" draw:text-style-name="P1" draw:layer="layout" svg:x1="9.6cm" svg:y1="13.145cm" svg:x2="10.1cm" svg:y2="13.145cm">
          <text:p/>
        </draw:line>
        <draw:line draw:style-name="gr8" draw:text-style-name="P1" draw:layer="layout" svg:x1="2.336cm" svg:y1="13.145cm" svg:x2="2.836cm" svg:y2="13.145cm">
          <text:p/>
        </draw:line>
        <draw:line draw:style-name="gr8" draw:text-style-name="P1" draw:layer="layout" svg:x1="11.682cm" svg:y1="4cm" svg:x2="11.682cm" svg:y2="4.5cm">
          <text:p/>
        </draw:line>
        <draw:line draw:style-name="gr8" draw:text-style-name="P1" draw:layer="layout" svg:x1="11.682cm" svg:y1="7.461cm" svg:x2="11.682cm" svg:y2="7.961cm">
          <text:p/>
        </draw:line>
        <draw:line draw:style-name="gr8" draw:text-style-name="P1" draw:layer="layout" svg:x1="7.334cm" svg:y1="7.461cm" svg:x2="7.334cm" svg:y2="7.961cm">
          <text:p/>
        </draw:line>
        <draw:line draw:style-name="gr8" draw:text-style-name="P1" draw:layer="layout" svg:x1="3cm" svg:y1="3.957cm" svg:x2="3cm" svg:y2="7.957cm">
          <text:p/>
        </draw:line>
        <draw:frame draw:style-name="gr2" draw:text-style-name="P3" draw:layer="layout" svg:width="4cm" svg:height="3cm" svg:x="1cm" svg:y="1cm">
          <draw:image xlink:href="Pictures/1000000000000280000001E02CB687C95B6FC81A.tif" xlink:type="simple" xlink:show="embed" xlink:actuate="onLoad" draw:mime-type="image/tiff">
            <text:p text:style-name="P2"><text:span text:style-name="T1">Regular image</text:span></text:p>
          </draw:image>
        </draw:frame>
        <draw:line draw:style-name="gr8" draw:text-style-name="P1" draw:layer="layout" svg:x1="4.926cm" svg:y1="4cm" svg:x2="5.326cm" svg:y2="4.5cm">
          <text:p/>
        </draw:line>
        <draw:line draw:style-name="gr8" draw:text-style-name="P1" draw:layer="layout" svg:x1="1.975cm" svg:y1="11.137cm" svg:x2="1.975cm" svg:y2="11.637cm">
          <text:p/>
        </draw:line>
        <draw:line draw:style-name="gr8" draw:text-style-name="P1" draw:layer="layout" svg:x1="7.735cm" svg:y1="2.435cm" svg:x2="9.7cm" svg:y2="3cm">
          <text:p/>
        </draw:line>
        <draw:line draw:style-name="gr8" draw:text-style-name="P1" draw:layer="layout" svg:x1="6.336cm" svg:y1="2.4cm" svg:x2="5.005cm" svg:y2="2.681cm">
          <text:p/>
        </draw:line>
        <draw:line draw:style-name="gr8" draw:text-style-name="P1" draw:layer="layout" svg:x1="9.735cm" svg:y1="4cm" svg:x2="9.335cm" svg:y2="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2:24:32.907317642</dc:date>
    <meta:editing-duration>PT2H47M10S</meta:editing-duration>
    <meta:editing-cycles>48</meta:editing-cycles>
    <meta:generator>LibreOffice/7.1.5.2$Linux_X86_64 LibreOffice_project/10$Build-2</meta:generator>
    <dc:creator>Alexander Refsum Jensenius</dc:creator>
    <meta:document-statistic meta:object-count="26"/>
  </office:meta>
</office:document-meta>
</file>